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90000027B9A416AFBE334EBB7.png" manifest:media-type="image/png"/>
  <manifest:file-entry manifest:full-path="Pictures/10000201000004C90000027B71189C1D25E083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681in" svg:height="4.2854in" draw:z-index="0"><draw:image xlink:href="Pictures/10000201000004C90000027B71189C1D25E0834A.png" xlink:type="simple" xlink:show="embed" xlink:actuate="onLoad" loext:mime-type="image/png"/></draw:frame><draw:frame draw:style-name="fr2" draw:name="Image3" text:anchor-type="paragraph" svg:x="0in" svg:y="4.2846in" svg:width="8.2681in" svg:height="4.2854in" draw:z-index="1"><draw:image xlink:href="Pictures/10000201000004C90000027B71189C1D25E083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in" svg:y="4.2846in" svg:width="8.2681in" svg:height="4.2854in" draw:z-index="3"><draw:image xlink:href="Pictures/10000000000004C90000027B9A416AFBE334EBB7.png" xlink:type="simple" xlink:show="embed" xlink:actuate="onLoad" loext:mime-type="image/png"/></draw:frame><draw:frame draw:style-name="fr3" draw:name="Image2" text:anchor-type="paragraph" svg:width="8.2681in" svg:height="4.2854in" draw:z-index="2"><draw:image xlink:href="Pictures/10000000000004C90000027B9A416AFBE334EBB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2:22:52.480573168</meta:creation-date>
    <dc:date>2019-10-04T12:30:54.188877071</dc:date>
    <meta:editing-duration>PT8M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